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text-properties officeooo:paragraph-rsid="000d14e5"/>
    </style:style>
    <style:style style:name="P2" style:family="paragraph" style:parent-style-name="Standard">
      <style:text-properties officeooo:rsid="000d14e5" officeooo:paragraph-rsid="000d14e5"/>
    </style:style>
    <style:style style:name="P3" style:family="paragraph" style:parent-style-name="Standard">
      <style:text-properties officeooo:rsid="000fa632" officeooo:paragraph-rsid="000fa632"/>
    </style:style>
    <style:style style:name="P4" style:family="paragraph" style:parent-style-name="Standard">
      <style:text-properties officeooo:rsid="000fa632" officeooo:paragraph-rsid="00681766"/>
    </style:style>
    <style:style style:name="P5" style:family="paragraph" style:parent-style-name="Standard">
      <style:text-properties officeooo:rsid="00115401" officeooo:paragraph-rsid="00115401"/>
    </style:style>
    <style:style style:name="P6" style:family="paragraph" style:parent-style-name="Standard">
      <style:text-properties officeooo:rsid="00115401" officeooo:paragraph-rsid="007871ee"/>
    </style:style>
    <style:style style:name="P7" style:family="paragraph" style:parent-style-name="Standard">
      <style:text-properties officeooo:rsid="00167f34" officeooo:paragraph-rsid="00167f34"/>
    </style:style>
    <style:style style:name="P8" style:family="paragraph" style:parent-style-name="Standard">
      <style:text-properties officeooo:rsid="001a38b7" officeooo:paragraph-rsid="001a38b7"/>
    </style:style>
    <style:style style:name="P9" style:family="paragraph" style:parent-style-name="Standard">
      <style:text-properties officeooo:rsid="003a7cad" officeooo:paragraph-rsid="00b7c31b"/>
    </style:style>
    <style:style style:name="P10" style:family="paragraph" style:parent-style-name="Standard">
      <style:text-properties officeooo:rsid="003a7cad" officeooo:paragraph-rsid="00b66c06"/>
    </style:style>
    <style:style style:name="P11" style:family="paragraph" style:parent-style-name="Standard">
      <style:text-properties officeooo:rsid="00395026" officeooo:paragraph-rsid="00d9a1df"/>
    </style:style>
    <style:style style:name="P12" style:family="paragraph" style:parent-style-name="Standard">
      <style:text-properties officeooo:rsid="009d6758" officeooo:paragraph-rsid="009f5b1b"/>
    </style:style>
    <style:style style:name="P13" style:family="paragraph" style:parent-style-name="Standard">
      <style:text-properties officeooo:rsid="00c23b3d" officeooo:paragraph-rsid="00bfc456"/>
    </style:style>
    <style:style style:name="P14" style:family="paragraph" style:parent-style-name="Standard">
      <style:text-properties officeooo:rsid="00eb9c5f" officeooo:paragraph-rsid="00eb9c5f"/>
    </style:style>
    <style:style style:name="P15" style:family="paragraph" style:parent-style-name="Standard">
      <style:text-properties officeooo:rsid="003a7cad" officeooo:paragraph-rsid="00b7c31b"/>
    </style:style>
    <style:style style:name="P16" style:family="paragraph" style:parent-style-name="Standard">
      <style:text-properties officeooo:rsid="00115401" officeooo:paragraph-rsid="007871ee"/>
    </style:style>
    <style:style style:name="P17" style:family="paragraph" style:parent-style-name="Standard">
      <style:text-properties officeooo:rsid="00115401" officeooo:paragraph-rsid="00fc8063"/>
    </style:style>
    <style:style style:name="T1" style:family="text">
      <style:text-properties officeooo:rsid="000d14e5"/>
    </style:style>
    <style:style style:name="T2" style:family="text">
      <style:text-properties officeooo:rsid="001276bd"/>
    </style:style>
    <style:style style:name="T3" style:family="text">
      <style:text-properties officeooo:rsid="002f6c20"/>
    </style:style>
    <style:style style:name="T4" style:family="text">
      <style:text-properties officeooo:rsid="00334438"/>
    </style:style>
    <style:style style:name="T5" style:family="text">
      <style:text-properties officeooo:rsid="003bed3a"/>
    </style:style>
    <style:style style:name="T6" style:family="text">
      <style:text-properties officeooo:rsid="004e8190"/>
    </style:style>
    <style:style style:name="T7" style:family="text">
      <style:text-properties officeooo:rsid="00598d0d"/>
    </style:style>
    <style:style style:name="T8" style:family="text">
      <style:text-properties officeooo:rsid="008db665"/>
    </style:style>
    <style:style style:name="T9" style:family="text">
      <style:text-properties officeooo:rsid="009999fb"/>
    </style:style>
    <style:style style:name="T10" style:family="text">
      <style:text-properties officeooo:rsid="009f5b1b"/>
    </style:style>
    <style:style style:name="T11" style:family="text">
      <style:text-properties officeooo:rsid="00a0855e"/>
    </style:style>
    <style:style style:name="T12" style:family="text">
      <style:text-properties officeooo:rsid="00afef44"/>
    </style:style>
    <style:style style:name="T13" style:family="text">
      <style:text-properties officeooo:rsid="00b28dcb"/>
    </style:style>
    <style:style style:name="T14" style:family="text">
      <style:text-properties officeooo:rsid="00b81ddb"/>
    </style:style>
    <style:style style:name="T15" style:family="text">
      <style:text-properties officeooo:rsid="00b97da4"/>
    </style:style>
    <style:style style:name="T16" style:family="text">
      <style:text-properties officeooo:rsid="00bb544a"/>
    </style:style>
    <style:style style:name="T17" style:family="text">
      <style:text-properties officeooo:rsid="00d7a92a"/>
    </style:style>
    <style:style style:name="T18" style:family="text">
      <style:text-properties officeooo:rsid="00d9a1df"/>
    </style:style>
    <style:style style:name="T19" style:family="text">
      <style:text-properties officeooo:rsid="00dc7016"/>
    </style:style>
    <style:style style:name="T20" style:family="text">
      <style:text-properties officeooo:rsid="00ddfec9"/>
    </style:style>
    <style:style style:name="T21" style:family="text">
      <style:text-properties officeooo:rsid="00e093ec"/>
    </style:style>
    <style:style style:name="T22" style:family="text">
      <style:text-properties officeooo:rsid="00e23f81"/>
    </style:style>
    <style:style style:name="T23" style:family="text">
      <style:text-properties officeooo:rsid="00e4d4b9"/>
    </style:style>
    <style:style style:name="T24" style:family="text">
      <style:text-properties officeooo:rsid="00e64c15"/>
    </style:style>
    <style:style style:name="T25" style:family="text">
      <style:text-properties officeooo:rsid="00e9b889"/>
    </style:style>
    <style:style style:name="T26" style:family="text">
      <style:text-properties officeooo:rsid="00eb450c"/>
    </style:style>
    <style:style style:name="T27" style:family="text">
      <style:text-properties officeooo:rsid="00ed626d"/>
    </style:style>
    <style:style style:name="T28" style:family="text">
      <style:text-properties officeooo:rsid="00ed7d65"/>
    </style:style>
    <style:style style:name="T29" style:family="text">
      <style:text-properties officeooo:rsid="00ef1275"/>
    </style:style>
    <style:style style:name="T30" style:family="text">
      <style:text-properties officeooo:rsid="00f106db"/>
    </style:style>
    <style:style style:name="T31" style:family="text">
      <style:text-properties officeooo:rsid="00f2a9db"/>
    </style:style>
    <style:style style:name="T32" style:family="text">
      <style:text-properties officeooo:rsid="00f32a01"/>
    </style:style>
    <style:style style:name="T33" style:family="text">
      <style:text-properties officeooo:rsid="00f36692"/>
    </style:style>
    <style:style style:name="T34" style:family="text">
      <style:text-properties officeooo:rsid="00f44aa3"/>
    </style:style>
    <style:style style:name="T35" style:family="text">
      <style:text-properties officeooo:rsid="00f55fe8"/>
    </style:style>
    <style:style style:name="T36" style:family="text">
      <style:text-properties officeooo:rsid="00f71048"/>
    </style:style>
    <style:style style:name="T37" style:family="text">
      <style:text-properties officeooo:rsid="00f76023"/>
    </style:style>
    <style:style style:name="T38" style:family="text">
      <style:text-properties officeooo:rsid="00fac4c8"/>
    </style:style>
    <style:style style:name="T39" style:family="text">
      <style:text-properties officeooo:rsid="00facd57"/>
    </style:style>
    <style:style style:name="T40" style:family="text">
      <style:text-properties officeooo:rsid="00fd2994"/>
    </style:style>
    <style:style style:name="T41" style:family="text">
      <style:text-properties officeooo:rsid="00fdc7bf"/>
    </style:style>
    <style:style style:name="T42" style:family="text">
      <style:text-properties officeooo:rsid="00fdcc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Programa feito pelo programador Cesar Augusto Rodrigues de Oliveira</text:p>
      <text:p text:style-name="P1">// <text:span text:style-name="T4">1</text:span><text:span text:style-name="T25">7</text:span>-<text:span text:style-name="T1">10</text:span>-20<text:span text:style-name="T1">23</text:span></text:p>
      <text:p text:style-name="P2">// http://cesaraugustorodriguesdeoliveira.wordpress.com/ </text:p>
      <text:p text:style-name="P2"/>
      <text:p text:style-name="P2"/>
      <text:p text:style-name="P3">Problema:</text:p>
      <text:p text:style-name="P14">Uma empresa de vendas de softwares paga a seu vendedor um fixo de R$800,00 por mês, mais uma comissão de 15% pelo seu valor <text:span text:style-name="T27">de vendas no mês. Faça um algoritmo que leia o valor da venda e determine o salário total do funcionário.<text:line-break/>Mostre as informações que você achar necessárias.</text:span></text:p>
      <text:p text:style-name="P3"/>
      <text:p text:style-name="P4">Algoritmo <text:span text:style-name="T26">vendas</text:span>;</text:p>
      <text:p text:style-name="P8"/>
      <text:p text:style-name="P8">var <text:span text:style-name="T28">fixo, </text:span><text:span text:style-name="T29">comissao,vendas_mes, salario_total </text:span><text:span text:style-name="T6"><text:s/>de </text:span><text:span text:style-name="T17">real</text:span><text:span text:style-name="T12">; // numerico = </text:span><text:span text:style-name="T8">real</text:span></text:p>
      <text:p text:style-name="P5"/>
      <text:p text:style-name="P5"><text:span text:style-name="T2">I</text:span>nicio</text:p>
      <text:p text:style-name="P11"><text:s text:c="9"/><text:span text:style-name="T30">fixo</text:span><text:span text:style-name="T18"> ← </text:span><text:span text:style-name="T31">8</text:span><text:span text:style-name="T18">00;</text:span></text:p>
      <text:p text:style-name="P11"><text:span text:style-name="T10"><text:s text:c="9"/>mostrar “</text:span><text:span text:style-name="T11">Digite </text:span><text:span text:style-name="T20">o valor </text:span><text:span text:style-name="T32">da venda no mês</text:span><text:span text:style-name="T13"> = </text:span><text:span text:style-name="T10">”;</text:span></text:p>
      <text:p text:style-name="P12"><text:s text:c="9"/>ler (<text:span text:style-name="T33">vendas_mes</text:span>);</text:p>
      <text:p text:style-name="P10"/>
      <text:p text:style-name="P9"><text:s text:c="9"/><text:span text:style-name="T34">comissao ← </text:span><text:span text:style-name="T35">(vendas_mes*15)/100</text:span><text:span text:style-name="T15">;</text:span></text:p>
      <text:p text:style-name="P9"><text:s text:c="9"/><text:span text:style-name="T36">salario_total ← </text:span><text:span text:style-name="T37">fixo+comissao;</text:span></text:p>
      <text:p text:style-name="P6"><text:s text:c="9"/><text:span text:style-name="T3">mostrar ”</text:span><text:span text:style-name="T22">O </text:span><text:span text:style-name="T39">salário fixo</text:span><text:span text:style-name="T22"> </text:span><text:span text:style-name="T16">é =</text:span><text:span text:style-name="T7"> </text:span><text:span text:style-name="T5"><text:s/></text:span><text:span text:style-name="T3">”</text:span><text:span text:style-name="T5">+</text:span><text:span text:style-name="T38">fixo</text:span><text:span text:style-name="T9">;</text:span></text:p>
      <text:p text:style-name="P17"><text:s text:c="9"/><text:span text:style-name="T3">mostrar ”</text:span><text:span text:style-name="T22">O </text:span><text:span text:style-name="T41">valor da comissão</text:span><text:span text:style-name="T22"> </text:span><text:span text:style-name="T16">é =</text:span><text:span text:style-name="T7"> </text:span><text:span text:style-name="T5"><text:s/></text:span><text:span text:style-name="T3">”</text:span><text:span text:style-name="T5">+</text:span><text:span text:style-name="T40">comissao</text:span><text:span text:style-name="T9">;</text:span></text:p>
      <text:p text:style-name="P17"><text:s text:c="9"/><text:span text:style-name="T3">mostrar ”</text:span><text:span text:style-name="T22">O </text:span><text:span text:style-name="T39">salário </text:span><text:span text:style-name="T42">total é</text:span><text:span text:style-name="T16"> =</text:span><text:span text:style-name="T7"> </text:span><text:span text:style-name="T5"><text:s/></text:span><text:span text:style-name="T3">”</text:span><text:span text:style-name="T5">+</text:span><text:span text:style-name="T42">salario_total</text:span><text:span text:style-name="T9">;</text:span></text:p>
      <text:p text:style-name="P6"/>
      <text:p text:style-name="P5"><text:span text:style-name="T2">F</text:span>im.</text:p>
      <text:p text:style-name="P5"/>
      <text:p text:style-name="P5"/>
      <text:p text:style-name="P5"/>
      <text:p text:style-name="P7">Teste de Mesa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7T05:59:45.782755765</dc:date>
    <meta:editing-duration>P1DT9H24M19S</meta:editing-duration>
    <meta:editing-cycles>200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126" meta:character-count="873" meta:non-whitespace-character-count="688"/>
  </office:meta>
</office:document-meta>
</file>